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13.7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816cm" svg:x="3.794cm" svg:y="14.143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232cm" svg:y="11.6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2.778cm" svg:x2="5.318cm" svg:y2="5.445cm">
          <text:p/>
        </draw:line>
        <draw:line draw:style-name="gr7" draw:text-style-name="P8" draw:layer="layout" svg:x1="5.321cm" svg:y1="6.342cm" svg:x2="5.318cm" svg:y2="8.493cm">
          <text:p/>
        </draw:line>
        <draw:custom-shape draw:style-name="gr8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9cm" svg:y1="9.442cm" svg:x2="5.318cm" svg:y2="11.668cm">
          <text:p/>
        </draw:line>
        <draw:line draw:style-name="gr7" draw:text-style-name="P8" draw:layer="layout" svg:x1="5.318cm" svg:y1="12.683cm" svg:x2="5.318cm" svg:y2="14.208cm">
          <text:p/>
        </draw:line>
        <draw:custom-shape draw:style-name="gr9" draw:text-style-name="P6" draw:layer="layout" svg:width="3.81cm" svg:height="0.762cm" svg:x="7.904cm" svg:y="2.878cm">
          <text:p text:style-name="P4"><text:span text:style-name="T2">Senzing soft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7.904cm" svg:y="3.894cm">
          <text:p text:style-name="P4"><text:span text:style-name="T2">3rd party soft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5.08cm" svg:height="2.54cm" svg:x="7.3cm" svg:y="13.7cm">
          <text:p text:style-name="P1"><text:span text:style-name="T1">Docker container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445cm" svg:height="1.016cm" svg:x="7.554cm" svg:y="14.78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8" draw:layer="layout" svg:x1="5.699cm" svg:y1="15.351cm" svg:x2="7.604cm" svg:y2="15.351cm">
          <text:p/>
        </draw:line>
        <draw:custom-shape draw:style-name="gr4" draw:text-style-name="P6" draw:layer="layout" svg:width="4.445cm" svg:height="0.762cm" svg:x="1.254cm" svg:y="18.279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15.905cm" svg:x2="5.318cm" svg:y2="18.526cm">
          <text:p/>
        </draw:line>
        <draw:custom-shape draw:style-name="gr2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254cm" svg:y="21.454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19.005cm" svg:x2="5.318cm" svg:y2="21.626cm">
          <text:p/>
        </draw:line>
        <draw:custom-shape draw:style-name="gr2" draw:text-style-name="P3" draw:layer="layout" svg:width="5.08cm" svg:height="2.54cm" svg:x="7.3cm" svg:y="10.8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cm" svg:y="16.9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445cm" svg:height="1.016cm" svg:x="7.554cm" svg:y="17.989cm">
          <text:p text:style-name="P4"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1.09cm" svg:x="7.632cm" svg:y="12.008cm">
          <text:p text:style-name="P4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.699cm" svg:y1="15.732cm" svg:x2="7.477cm" svg:y2="18.018cm">
          <text:p/>
        </draw:line>
        <draw:line draw:style-name="gr14" draw:text-style-name="P4" draw:layer="layout" svg:x1="5.699cm" svg:y1="14.589cm" svg:x2="7.731cm" svg:y2="13.06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4:24:22.892000000</dc:date>
    <meta:editing-duration>PT1H2M31S</meta:editing-duration>
    <meta:editing-cycles>25</meta:editing-cycles>
    <meta:generator>LibreOffice/6.4.4.2$Windows_X86_64 LibreOffice_project/3d775be2011f3886db32dfd395a6a6d1ca2630ff</meta:generator>
    <meta:document-statistic meta:object-count="33"/>
  </office:meta>
</office:document-meta>
</file>